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00" draw:textarea-horizontal-align="justify" draw:textarea-vertical-align="middle" draw:auto-grow-height="false" fo:min-height="1.65cm" fo:min-width="1.5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1.65cm" fo:min-width="2cm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0.85cm" fo:min-width="1.5cm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65cm" fo:min-width="3.4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65cm" fo:min-width="4.1cm"/>
    </style:style>
    <style:style style:name="gr7" style:family="graphic" style:parent-style-name="standard">
      <style:graphic-properties draw:fill-color="#00cccc" draw:textarea-horizontal-align="justify" draw:textarea-vertical-align="middle" draw:auto-grow-height="false" fo:min-height="1.65cm" fo:min-width="2.9cm"/>
    </style:style>
    <style:style style:name="gr8" style:family="graphic" style:parent-style-name="standard">
      <style:graphic-properties draw:fill-color="#00cccc" draw:textarea-horizontal-align="justify" draw:textarea-vertical-align="middle" draw:auto-grow-height="false" fo:min-height="1.65cm" fo:min-width="3.7cm"/>
    </style:style>
    <style:style style:name="P1" style:family="paragraph">
      <style:paragraph-properties fo:text-align="center"/>
    </style:style>
    <style:style style:name="P2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00cccc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cm" svg:height="1.9cm" svg:x="8.2cm" svg:y="1.4cm">
          <text:p text:style-name="P1"><text:span text:style-name="T1">fastq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9cm" svg:x="10.5cm" svg:y="1.4cm">
          <text:p text:style-name="P1"><text:span text:style-name="T1">Génom</text:span><text:span text:style-name="T1">e de </text:span></text:p>
          <text:p text:style-name="P1"><text:span text:style-name="T1">référen</text:span><text:span text:style-name="T1">c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8.2cm" svg:y="5.8cm">
          <text:p text:style-name="P1"><text:span text:style-name="T1">ba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1cm" svg:x="8.2cm" svg:y="9.4cm">
          <text:p text:style-name="P1"><text:span text:style-name="T1">Bam trié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1.1cm" svg:x="8.2cm" svg:y="12.9cm">
          <text:p text:style-name="P1"><text:span text:style-name="T1">VCF file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1.9cm" svg:x="9.8cm" svg:y="16.546cm">
          <text:p text:style-name="P1"><text:span text:style-name="T1">Plot R</text:span></text:p>
          <text:p text:style-name="P1"><text:span text:style-name="T2">Fréquence des </text:span></text:p>
          <text:p text:style-name="P1"><text:span text:style-name="T2">couvertur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cm" svg:height="1.9cm" svg:x="4cm" svg:y="1.4cm">
          <text:p text:style-name="P1"><text:span text:style-name="T1">Liste de variant</text:span></text:p>
          <text:p text:style-name="P1"><text:span text:style-name="T2">Entre l’organisme non muté</text:span></text:p>
          <text:p text:style-name="P1"><text:span text:style-name="T2">Et l’organisme sauvag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6cm" svg:height="1.9cm" svg:x="4.7cm" svg:y="16.546cm">
          <text:p text:style-name="P1"><text:span text:style-name="T1">Texte</text:span></text:p>
          <text:p text:style-name="P1"><text:span text:style-name="T2">Fréquence des <text:s/>read à </text:span></text:p>
          <text:p text:style-name="P1"><text:span text:style-name="T2">chaque position où des variants </text:span></text:p>
          <text:p text:style-name="P1"><text:span text:style-name="T2">ont été détecté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9cm" svg:x="7.5cm" svg:y="3.6cm">
          <text:p text:style-name="P1"><text:span text:style-name="T1">Alignement</text:span></text:p>
          <text:p text:style-name="P1"><text:span text:style-name="T1">bwa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9cm" svg:x="7.5cm" svg:y="7.2cm">
          <text:p text:style-name="P1"><text:span text:style-name="T1">Formatage</text:span></text:p>
          <text:p text:style-name="P1"><text:span text:style-name="T1">GATK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9cm" svg:x="7.4cm" svg:y="10.8cm">
          <text:p text:style-name="P1"><text:span text:style-name="T1">Appel de variant</text:span></text:p>
          <text:p text:style-name="P1"><text:span text:style-name="T1">GATK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2cm" svg:height="1.9cm" svg:x="7cm" svg:y="14.346cm">
          <text:p text:style-name="P1"><text:span text:style-name="T1">Suppression de </text:span></text:p>
          <text:p text:style-name="P1"><text:span text:style-name="T1">La liste des variants</text:span></text:p>
          <text:p text:style-name="P1"><text:span text:style-name="T1">prédéfini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4cm" svg:height="1.9cm" svg:x="7.4cm" svg:y="19cm">
          <text:p text:style-name="P1"><text:span text:style-name="T1">Annotation</text:span></text:p>
          <text:p text:style-name="P1"><text:span text:style-name="T1">Avec SNPeff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6:27:47.836297037</meta:creation-date>
    <dc:date>2018-02-12T11:00:15.438245631</dc:date>
    <meta:editing-duration>PT13M52S</meta:editing-duration>
    <meta:editing-cycles>3</meta:editing-cycles>
    <meta:generator>LibreOffice/5.1.6.2$Linux_X86_64 LibreOffice_project/10m0$Build-2</meta:generator>
    <meta:document-statistic meta:object-count="13"/>
  </office:meta>
</office:document-meta>
</file>